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2000003DD8DCD779717884299.png" manifest:media-type="image/png"/>
  <manifest:file-entry manifest:full-path="Pictures/20000002000001A50000010F825CB63B60E856C4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svg:stroke-color="#00331a" draw:marker-start-width="0.438cm" draw:marker-end="Arrow_20_concave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081cm" svg:stroke-color="#009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objectwithoutfill">
      <style:graphic-properties svg:stroke-width="0.081cm" svg:stroke-color="#009933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212cm" svg:stroke-color="#cc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081cm" svg:stroke-color="#00993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svg:stroke-color="#003300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Default_5f_1">
      <style:graphic-properties svg:stroke-color="#003300" draw:fill-color="#193300" draw:textarea-horizontal-align="justify" draw:textarea-vertical-align="middle" draw:auto-grow-height="false" fo:min-height="0.11cm" fo:min-width="0.04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Default_5f_1">
      <style:graphic-properties svg:stroke-color="#003300" draw:marker-start="Arrow_20_concave" draw:marker-start-width="0.3cm" draw:marker-end="Arrow_20_concave" draw:marker-end-width="0.3cm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193300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ictures handmad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276cm" svg:height="7.258cm" svg:x="5.285cm" svg:y="8.212cm">
          <draw:image xlink:href="Pictures/20000002000001A50000010F825CB63B60E856C4.eps" xlink:type="simple" xlink:show="embed" xlink:actuate="onLoad">
            <text:p/>
          </draw:image>
        </draw:frame>
        <draw:line draw:style-name="gr3" draw:text-style-name="P3" draw:layer="layout" svg:x1="11.022cm" svg:y1="13.054cm" svg:x2="11.176cm" svg:y2="0.254cm">
          <text:p/>
        </draw:line>
        <draw:line draw:style-name="gr3" draw:text-style-name="P3" draw:layer="layout" svg:x1="11.018cm" svg:y1="13.03cm" svg:x2="19.908cm" svg:y2="6.756cm">
          <text:p/>
        </draw:line>
        <draw:line draw:style-name="gr3" draw:text-style-name="P3" draw:layer="layout" svg:x1="10.973cm" svg:y1="13.056cm" svg:x2="23.775cm" svg:y2="13.056cm">
          <text:p/>
        </draw:line>
        <draw:line draw:style-name="gr4" draw:text-style-name="P3" draw:layer="layout" svg:x1="11.176cm" svg:y1="13.03cm" svg:x2="22.318cm" svg:y2="8.89cm">
          <text:p/>
        </draw:line>
        <draw:line draw:style-name="gr5" draw:text-style-name="P3" draw:layer="layout" svg:x1="16.764cm" svg:y1="8.89cm" svg:x2="22.318cm" svg:y2="8.89cm">
          <text:p/>
        </draw:line>
        <draw:line draw:style-name="gr5" draw:text-style-name="P3" draw:layer="layout" svg:x1="16.434cm" svg:y1="13.03cm" svg:x2="22.318cm" svg:y2="8.89cm">
          <text:p/>
        </draw:line>
        <draw:path draw:style-name="gr6" draw:text-style-name="P3" draw:layer="layout" svg:width="2.971cm" svg:height="1.988cm" draw:transform="rotate (-0.646644487863899) translate (19.908cm 9.752cm)" svg:viewBox="0 0 2972 1989" svg:d="M0 0c2108 0 2972 1989 2972 1989">
          <text:p/>
        </draw:path>
        <draw:line draw:style-name="gr5" draw:text-style-name="P3" draw:layer="layout" svg:x1="11.022cm" svg:y1="3.048cm" svg:x2="22.318cm" svg:y2="3.048cm">
          <text:p/>
        </draw:line>
        <draw:line draw:style-name="gr5" draw:text-style-name="P3" draw:layer="layout" svg:x1="22.318cm" svg:y1="13.03cm" svg:x2="22.318cm" svg:y2="3.048cm">
          <text:p/>
        </draw:line>
        <draw:line draw:style-name="gr7" draw:text-style-name="P3" draw:layer="layout" svg:x1="1.524cm" svg:y1="17.272cm" svg:x2="25.4cm" svg:y2="1.016cm">
          <text:p/>
        </draw:line>
        <draw:path draw:style-name="gr8" draw:text-style-name="P3" draw:layer="layout" svg:width="3.469cm" svg:height="2.665cm" draw:transform="skewX (0.00890117918517108) rotate (0.0364773813666815) translate (11.0901982632528cm 5.69026467067293cm)" svg:viewBox="0 0 3470 2666" svg:d="M0 0c2461 1 3470 2666 3470 2666">
          <text:p/>
        </draw:path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3" draw:layer="layout" svg:width="33.819cm" svg:height="25.146cm" svg:x="-1.053cm" svg:y="-0.2cm">
          <draw:image xlink:href="Pictures/1000020100000532000003DD8DCD779717884299.png" xlink:type="simple" xlink:show="embed" xlink:actuate="onLoad">
            <text:p/>
          </draw:image>
        </draw:frame>
        <draw:line draw:style-name="gr10" draw:text-style-name="P3" draw:layer="layout" svg:x1="8.082cm" svg:y1="6.812cm" svg:x2="9.606cm" svg:y2="8.336cm">
          <text:p/>
        </draw:line>
        <draw:custom-shape draw:style-name="gr11" draw:text-style-name="P5" draw:layer="layout" svg:width="0.762cm" svg:height="0.508cm" svg:x="9.05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762cm" svg:height="0.508cm" svg:x="18.0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762cm" svg:height="0.508cm" svg:x="17.1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762cm" svg:height="0.508cm" svg:x="16.2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762cm" svg:height="0.508cm" svg:x="15.3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762cm" svg:height="0.508cm" svg:x="14.4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762cm" svg:height="0.508cm" svg:x="12.6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762cm" svg:height="0.508cm" svg:x="11.7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762cm" svg:height="0.508cm" svg:x="10.876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762cm" svg:height="0.508cm" svg:x="9.9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1.778cm" svg:height="0.962cm" svg:x="7.512cm" svg:y="8.844cm">
          <draw:text-box>
            <text:p>…...</text:p>
          </draw:text-box>
        </draw:frame>
        <draw:frame draw:style-name="gr12" draw:text-style-name="P6" draw:layer="layout" svg:width="1.778cm" svg:height="0.962cm" svg:x="18.75cm" svg:y="8.844cm">
          <draw:text-box>
            <text:p>…...</text:p>
          </draw:text-box>
        </draw:frame>
        <draw:line draw:style-name="gr13" draw:text-style-name="P2" draw:layer="layout" svg:x1="9.449cm" svg:y1="10.106cm" svg:x2="10.338cm" svg:y2="10.106cm">
          <text:p/>
        </draw:line>
        <draw:line draw:style-name="gr13" draw:text-style-name="P2" draw:layer="layout" svg:x1="13.054cm" svg:y1="10.16cm" svg:x2="14.832cm" svg:y2="10.16cm">
          <text:p/>
        </draw:line>
        <draw:line draw:style-name="gr10" draw:text-style-name="P3" draw:layer="layout" svg:x1="20.02cm" svg:y1="11.023cm" svg:x2="18.75cm" svg:y2="9.75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8:50:34.758840691</meta:creation-date>
    <dc:date>2018-04-06T18:51:51.052407097</dc:date>
    <meta:editing-duration>PT1M16S</meta:editing-duration>
    <meta:editing-cycles>1</meta:editing-cycles>
    <meta:document-statistic meta:object-count="58"/>
    <meta:generator>LibreOffice/5.1.6.2$Linux_X86_64 LibreOffice_project/10m0$Build-2</meta:generator>
  </office:meta>
</office:document-meta>
</file>